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080f2c" style:font-size-asian="18pt" style:font-weight-asian="bold" style:font-size-complex="18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Footer">
      <style:paragraph-properties fo:text-align="center" style:justify-single-word="false"/>
      <style:text-properties fo:color="#666666" loext:opacity="100%" fo:font-weight="bold" officeooo:rsid="0009b938" officeooo:paragraph-rsid="0009b938" style:font-weight-asian="bold" style:font-weight-complex="bold"/>
    </style:style>
    <style:style style:name="P4" style:family="paragraph" style:parent-style-name="Standard">
      <style:text-properties fo:font-size="11pt" fo:font-weight="bold" officeooo:paragraph-rsid="00061ab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paragraph-rsid="00072e57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paragraph-rsid="0006973c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061abd" officeooo:paragraph-rsid="00061ab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officeooo:paragraph-rsid="00061abd" style:font-size-asian="11pt" style:font-size-complex="11pt"/>
    </style:style>
    <style:style style:name="P10" style:family="paragraph" style:parent-style-name="Standard">
      <style:text-properties fo:font-size="11pt" officeooo:paragraph-rsid="0006973c" style:font-size-asian="11pt" style:font-size-complex="11pt"/>
    </style:style>
    <style:style style:name="P11" style:family="paragraph" style:parent-style-name="Standard">
      <style:paragraph-properties fo:break-before="page"/>
      <style:text-properties fo:font-size="11pt" officeooo:paragraph-rsid="0006973c" style:font-size-asian="11pt" style:font-size-complex="11pt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14" style:family="paragraph" style:parent-style-name="Standard">
      <style:text-properties fo:font-size="11pt" fo:background-color="#158466" style:font-size-asian="11pt" style:font-size-complex="11pt"/>
    </style:style>
    <style:style style:name="P15" style:family="paragraph" style:parent-style-name="Standard">
      <style:paragraph-properties fo:line-height="100%"/>
      <style:text-properties fo:color="#ffffff" loext:opacity="100%" fo:font-size="9pt" fo:background-color="#00a933" style:font-size-asian="9pt" style:font-size-complex="9pt"/>
    </style:style>
    <style:style style:name="P16" style:family="paragraph" style:parent-style-name="Standard">
      <style:paragraph-properties fo:line-height="100%"/>
      <style:text-properties fo:font-size="9pt" fo:font-weight="bold" officeooo:paragraph-rsid="00061abd" style:font-size-asian="9pt" style:font-weight-asian="bold" style:font-size-complex="9pt" style:font-weight-complex="bold"/>
    </style:style>
    <style:style style:name="P17" style:family="paragraph" style:parent-style-name="Standard">
      <style:paragraph-properties fo:line-height="100%"/>
      <style:text-properties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line-height="100%"/>
      <style:text-properties fo:font-size="9pt" style:font-size-asian="9pt" style:font-size-complex="9pt"/>
    </style:style>
    <style:style style:name="P19" style:family="paragraph" style:parent-style-name="Standard">
      <style:paragraph-properties fo:line-height="100%"/>
      <style:text-properties fo:font-size="9pt" officeooo:paragraph-rsid="0006973c" style:font-size-asian="9pt" style:font-size-complex="9pt"/>
    </style:style>
    <style:style style:name="P20" style:family="paragraph" style:parent-style-name="Standard">
      <style:paragraph-properties fo:line-height="100%"/>
      <style:text-properties fo:font-size="9pt" officeooo:paragraph-rsid="00072e57" style:font-size-asian="9pt" style:font-size-complex="9pt"/>
    </style:style>
    <style:style style:name="P21" style:family="paragraph" style:parent-style-name="Standard">
      <style:paragraph-properties fo:line-height="100%"/>
      <style:text-properties fo:font-size="9pt" fo:background-color="#00a933" style:font-size-asian="9pt" style:font-size-complex="9pt"/>
    </style:style>
    <style:style style:name="P22" style:family="paragraph" style:parent-style-name="Standard">
      <style:text-properties fo:font-size="9pt" officeooo:paragraph-rsid="0006973c" fo:background-color="#00a933" style:font-size-asian="9pt" style:font-size-complex="9pt"/>
    </style:style>
    <style:style style:name="P23" style:family="paragraph" style:parent-style-name="Standard">
      <style:text-properties officeooo:paragraph-rsid="0009b938"/>
    </style:style>
    <style:style style:name="P24" style:family="paragraph" style:parent-style-name="Standard" style:list-style-name="L1">
      <style:text-properties fo:color="#158466" loext:opacity="100%" fo:font-size="11pt" fo:font-weight="bold" officeooo:rsid="000fe60a" officeooo:paragraph-rsid="000fe60a" fo:background-color="transparent" style:font-size-asian="11pt" style:font-weight-asian="bold" style:font-size-complex="11pt" style:font-weight-complex="bold"/>
    </style:style>
    <style:style style:name="P25" style:family="paragraph" style:parent-style-name="Standard" style:list-style-name="L2">
      <style:text-properties fo:color="#158466" loext:opacity="100%" fo:font-size="11pt" fo:font-weight="bold" officeooo:rsid="000fe60a" officeooo:paragraph-rsid="000fe60a" style:font-size-asian="11pt" style:font-weight-asian="bold" style:font-size-complex="11pt" style:font-weight-complex="bold"/>
    </style:style>
    <style:style style:name="P26" style:family="paragraph" style:parent-style-name="Standard" style:list-style-name="L3">
      <style:text-properties fo:color="#158466" loext:opacity="100%" fo:font-size="11pt" fo:font-weight="bold" officeooo:rsid="000fe60a" officeooo:paragraph-rsid="000fe60a" style:font-size-asian="11pt" style:font-weight-asian="bold" style:font-size-complex="11pt" style:font-weight-complex="bold"/>
    </style:style>
    <style:style style:name="P27" style:family="paragraph" style:parent-style-name="Standard" style:list-style-name="L4">
      <style:text-properties fo:color="#158466" loext:opacity="100%" fo:font-size="11pt" fo:font-weight="bold" officeooo:rsid="000fe60a" officeooo:paragraph-rsid="000fe60a" style:font-size-asian="11pt" style:font-weight-asian="bold" style:font-size-complex="11pt" style:font-weight-complex="bold"/>
    </style:style>
    <style:style style:name="P28" style:family="paragraph" style:parent-style-name="Standard" style:list-style-name="L5">
      <style:text-properties fo:color="#158466" loext:opacity="100%" fo:font-size="11pt" fo:font-weight="bold" officeooo:rsid="000fe60a" officeooo:paragraph-rsid="000fe60a" style:font-size-asian="11pt" style:font-weight-asian="bold" style:font-size-complex="11pt" style:font-weight-complex="bold"/>
    </style:style>
    <style:style style:name="P29" style:family="paragraph" style:parent-style-name="Standard" style:list-style-name="L13">
      <style:text-properties fo:color="#158466" loext:opacity="100%" fo:font-size="11pt" fo:font-weight="bold" officeooo:rsid="001527b8" officeooo:paragraph-rsid="001527b8" style:font-size-asian="11pt" style:font-weight-asian="bold" style:font-size-complex="11pt" style:font-weight-complex="bold"/>
    </style:style>
    <style:style style:name="P30" style:family="paragraph" style:parent-style-name="Standard" style:list-style-name="L8">
      <style:text-properties fo:color="#158466" loext:opacity="100%" fo:font-size="11pt" officeooo:rsid="00130d2d" officeooo:paragraph-rsid="00130d2d" style:font-size-asian="11pt" style:font-size-complex="11pt"/>
    </style:style>
    <style:style style:name="P31" style:family="paragraph" style:parent-style-name="Standard" style:list-style-name="L9">
      <style:text-properties fo:color="#158466" loext:opacity="100%" fo:font-size="11pt" officeooo:rsid="00130d2d" officeooo:paragraph-rsid="00130d2d" style:font-size-asian="11pt" style:font-size-complex="11pt"/>
    </style:style>
    <style:style style:name="P32" style:family="paragraph" style:parent-style-name="Standard" style:list-style-name="L10">
      <style:text-properties fo:color="#158466" loext:opacity="100%" fo:font-size="11pt" officeooo:rsid="00130d2d" officeooo:paragraph-rsid="00130d2d" style:font-size-asian="11pt" style:font-size-complex="11pt"/>
    </style:style>
    <style:style style:name="P33" style:family="paragraph" style:parent-style-name="Standard" style:list-style-name="L11">
      <style:text-properties fo:color="#158466" loext:opacity="100%" fo:font-size="11pt" officeooo:rsid="00130d2d" officeooo:paragraph-rsid="00130d2d" style:font-size-asian="11pt" style:font-size-complex="11pt"/>
    </style:style>
    <style:style style:name="P34" style:family="paragraph" style:parent-style-name="Standard" style:list-style-name="L12">
      <style:text-properties fo:color="#158466" loext:opacity="100%" fo:font-size="11pt" officeooo:rsid="00130d2d" officeooo:paragraph-rsid="00130d2d" style:font-size-asian="11pt" style:font-size-complex="11pt"/>
    </style:style>
    <style:style style:name="P35" style:family="paragraph" style:parent-style-name="Standard">
      <style:text-properties fo:font-size="11pt" style:font-size-asian="11pt" style:font-size-complex="11pt"/>
    </style:style>
    <style:style style:name="P36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37" style:family="paragraph" style:parent-style-name="Standard" style:list-style-name="L14"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Standard" style:list-style-name="L15">
      <style:text-properties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 style:list-style-name="L16">
      <style:text-properties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text-properties fo:font-size="11pt" fo:font-weight="bold" fo:background-color="#158466" style:font-size-asian="11pt" style:font-weight-asian="bold" style:font-size-complex="11pt" style:font-weight-complex="bold"/>
    </style:style>
    <style:style style:name="P41" style:family="paragraph" style:parent-style-name="Standard">
      <style:text-properties fo:font-size="10pt" style:font-size-asian="10pt" style:font-size-complex="10pt"/>
    </style:style>
    <style:style style:name="P42" style:family="paragraph" style:parent-style-name="Standard" style:list-style-name="L6">
      <style:text-properties fo:font-size="10pt" officeooo:paragraph-rsid="00112536" style:font-size-asian="10pt" style:font-size-complex="10pt"/>
    </style:style>
    <style:style style:name="P43" style:family="paragraph" style:parent-style-name="Standard" style:list-style-name="L6">
      <style:text-properties fo:font-size="10pt" officeooo:rsid="00112536" officeooo:paragraph-rsid="00112536" style:font-size-asian="10pt" style:font-size-complex="10pt"/>
    </style:style>
    <style:style style:name="P44" style:family="paragraph" style:parent-style-name="Standard">
      <style:text-properties fo:font-size="10pt" officeooo:paragraph-rsid="001a7629" style:font-size-asian="10pt" style:font-size-complex="10pt"/>
    </style:style>
    <style:style style:name="P4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 style:list-style-name="L7">
      <style:text-properties fo:font-size="10pt" fo:font-weight="bold" officeooo:paragraph-rsid="001a7629" style:font-size-asian="10pt" style:font-weight-asian="bold" style:font-size-complex="10pt" style:font-weight-complex="bold"/>
    </style:style>
    <style:style style:name="P47" style:family="paragraph" style:parent-style-name="Standard" style:list-style-name="L20">
      <style:text-properties fo:font-size="10pt" fo:font-weight="bold" officeooo:paragraph-rsid="001a7629" style:font-size-asian="10pt" style:font-weight-asian="bold" style:font-size-complex="10pt" style:font-weight-complex="bold"/>
    </style:style>
    <style:style style:name="P48" style:family="paragraph" style:parent-style-name="Standard" style:list-style-name="L22"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Standard" style:list-style-name="L21"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 style:list-style-name="L23"/>
    <style:style style:name="P51" style:family="paragraph" style:parent-style-name="Standard">
      <style:text-properties style:use-window-font-color="true" loext:opacity="0%" fo:font-size="11pt" fo:background-color="transparent" style:font-size-asian="11pt" style:font-size-complex="11pt"/>
    </style:style>
    <style:style style:name="T1" style:family="text">
      <style:text-properties officeooo:rsid="00155b3f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80f2c" style:font-size-asian="11pt" style:font-size-complex="11pt"/>
    </style:style>
    <style:style style:name="T4" style:family="text">
      <style:text-properties fo:font-size="11pt" officeooo:rsid="001aeb38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aeb38" style:font-size-asian="11pt" style:font-weight-asian="bold" style:font-size-complex="11pt" style:font-weight-complex="bold"/>
    </style:style>
    <style:style style:name="T7" style:family="text">
      <style:text-properties officeooo:rsid="00080f2c"/>
    </style:style>
    <style:style style:name="T8" style:family="text">
      <style:text-properties officeooo:rsid="000a55d5"/>
    </style:style>
    <style:style style:name="T9" style:family="text">
      <style:text-properties officeooo:rsid="000bece3"/>
    </style:style>
    <style:style style:name="T10" style:family="text">
      <style:text-properties officeooo:rsid="000dcdfd"/>
    </style:style>
    <style:style style:name="T11" style:family="text">
      <style:text-properties fo:color="#00a933" loext:opacity="100%"/>
    </style:style>
    <style:style style:name="T12" style:family="text">
      <style:text-properties fo:color="#00a933" loext:opacity="100%" officeooo:rsid="000dcdfd"/>
    </style:style>
    <style:style style:name="T13" style:family="text">
      <style:text-properties fo:color="#00a933" loext:opacity="100%" style:text-underline-style="solid" style:text-underline-width="auto" style:text-underline-color="font-color"/>
    </style:style>
    <style:style style:name="T14" style:family="text">
      <style:text-properties fo:color="#00a933" loext:opacity="100%" style:text-underline-style="solid" style:text-underline-width="auto" style:text-underline-color="font-color" officeooo:rsid="000dcdfd"/>
    </style:style>
    <style:style style:name="T15" style:family="text">
      <style:text-properties fo:color="#00a933" loext:opacity="100%" style:text-underline-style="solid" style:text-underline-width="auto" style:text-underline-color="font-color" fo:background-color="transparent" loext:char-shading-value="0"/>
    </style:style>
    <style:style style:name="T16" style:family="text">
      <style:text-properties fo:color="#00a933" loext:opacity="100%" style:text-underline-style="solid" style:text-underline-width="auto" style:text-underline-color="font-color" officeooo:rsid="000ee831" fo:background-color="transparent" loext:char-shading-value="0"/>
    </style:style>
    <style:style style:name="T17" style:family="text">
      <style:text-properties fo:color="#00a933" loext:opacity="100%" style:text-underline-style="solid" style:text-underline-width="auto" style:text-underline-color="font-color" officeooo:rsid="000ee831"/>
    </style:style>
    <style:style style:name="T18" style:family="text">
      <style:text-properties fo:color="#00a933" loext:opacity="100%" style:text-underline-style="solid" style:text-underline-width="auto" style:text-underline-color="font-color" officeooo:rsid="000bece3"/>
    </style:style>
    <style:style style:name="T19" style:family="text">
      <style:text-properties fo:color="#00a933" loext:opacity="100%" officeooo:rsid="000bece3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color="#00a933" loext:opacity="100%" fo:font-weight="bold" officeooo:rsid="001bf2bb" style:font-weight-asian="bold" style:font-weight-complex="bold"/>
    </style:style>
    <style:style style:name="T22" style:family="text">
      <style:text-properties fo:color="#00a933" loext:opacity="100%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00a933" loext:opacity="100%" officeooo:rsid="001bf2bb"/>
    </style:style>
    <style:style style:name="T24" style:family="text">
      <style:text-properties fo:color="#158466" loext:opacity="100%"/>
    </style:style>
    <style:style style:name="T25" style:family="text">
      <style:text-properties fo:color="#158466" loext:opacity="100%" fo:font-weight="bold" style:font-weight-asian="bold" style:font-weight-complex="bold"/>
    </style:style>
    <style:style style:name="T26" style:family="text">
      <style:text-properties fo:color="#158466" loext:opacity="100%" fo:font-weight="bold" officeooo:rsid="00112536" style:font-weight-asian="bold" style:font-weight-complex="bold"/>
    </style:style>
    <style:style style:name="T27" style:family="text">
      <style:text-properties fo:color="#158466" loext:opacity="100%" fo:font-weight="bold" officeooo:rsid="0012ceb4" style:font-weight-asian="bold" style:font-weight-complex="bold"/>
    </style:style>
    <style:style style:name="T28" style:family="text">
      <style:text-properties fo:color="#158466" loext:opacity="100%" fo:font-weight="bold" officeooo:rsid="00130d2d" style:font-weight-asian="bold" style:font-weight-complex="bold"/>
    </style:style>
    <style:style style:name="T29" style:family="text">
      <style:text-properties fo:color="#158466" loext:opacity="100%" fo:font-weight="bold" officeooo:rsid="0013aefa" style:font-weight-asian="bold" style:font-weight-complex="bold"/>
    </style:style>
    <style:style style:name="T30" style:family="text">
      <style:text-properties fo:color="#158466" loext:opacity="100%" fo:font-weight="bold" officeooo:rsid="0014dd01" style:font-weight-asian="bold" style:font-weight-complex="bold"/>
    </style:style>
    <style:style style:name="T31" style:family="text">
      <style:text-properties fo:color="#158466" loext:opacity="100%" fo:font-weight="bold" officeooo:rsid="0012c538" style:font-weight-asian="bold" style:font-weight-complex="bold"/>
    </style:style>
    <style:style style:name="T32" style:family="text">
      <style:text-properties fo:color="#158466" loext:opacity="100%" fo:font-weight="bold" officeooo:rsid="001bf2bb" style:font-weight-asian="bold" style:font-weight-complex="bold"/>
    </style:style>
    <style:style style:name="T33" style:family="text">
      <style:text-properties fo:color="#158466" loext:opacity="100%" fo:font-size="9pt" fo:font-weight="bold" officeooo:rsid="00112536" style:font-size-asian="9pt" style:font-weight-asian="bold" style:font-size-complex="9pt" style:font-weight-complex="bold"/>
    </style:style>
    <style:style style:name="T34" style:family="text">
      <style:text-properties fo:color="#158466" loext:opacity="100%" fo:font-size="9pt" fo:font-weight="bold" officeooo:rsid="0012c538" style:font-size-asian="9pt" style:font-weight-asian="bold" style:font-size-complex="9pt" style:font-weight-complex="bold"/>
    </style:style>
    <style:style style:name="T35" style:family="text">
      <style:text-properties fo:color="#158466" loext:opacity="100%" officeooo:rsid="0013aefa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12536" style:font-weight-asian="bold" style:font-weight-complex="bold"/>
    </style:style>
    <style:style style:name="T38" style:family="text">
      <style:text-properties officeooo:rsid="00112536"/>
    </style:style>
    <style:style style:name="T39" style:family="text">
      <style:text-properties fo:color="#000000" loext:opacity="100%"/>
    </style:style>
    <style:style style:name="T40" style:family="text">
      <style:text-properties fo:color="#000000" loext:opacity="100%" fo:font-size="9pt" fo:font-weight="bold" officeooo:rsid="00112536" style:font-size-asian="9pt" style:font-weight-asian="bold" style:font-size-complex="9pt" style:font-weight-complex="bold"/>
    </style:style>
    <style:style style:name="T41" style:family="text">
      <style:text-properties fo:color="#000000" loext:opacity="100%" fo:font-size="9pt" fo:font-weight="bold" officeooo:rsid="0012c538" style:font-size-asian="9pt" style:font-weight-asian="bold" style:font-size-complex="9pt" style:font-weight-complex="bold"/>
    </style:style>
    <style:style style:name="T42" style:family="text">
      <style:text-properties fo:color="#000000" loext:opacity="100%" fo:font-weight="bold" officeooo:rsid="00112536" style:font-weight-asian="bold" style:font-weight-complex="bold"/>
    </style:style>
    <style:style style:name="T43" style:family="text">
      <style:text-properties fo:color="#000000" loext:opacity="100%" fo:font-weight="bold" officeooo:rsid="0012c538" style:font-weight-asian="bold" style:font-weight-complex="bold"/>
    </style:style>
    <style:style style:name="T44" style:family="text">
      <style:text-properties fo:font-size="9pt" officeooo:rsid="00112536" style:font-size-asian="9pt" style:font-size-complex="9pt"/>
    </style:style>
    <style:style style:name="T45" style:family="text">
      <style:text-properties fo:font-size="9pt" fo:font-weight="bold" officeooo:rsid="00112536" style:font-size-asian="9pt" style:font-weight-asian="bold" style:font-size-complex="9pt" style:font-weight-complex="bold"/>
    </style:style>
    <style:style style:name="T46" style:family="text">
      <style:text-properties officeooo:rsid="001aeb38"/>
    </style:style>
    <style:style style:name="T47" style:family="text">
      <style:text-properties officeooo:rsid="001bf2bb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8">NAMES: MUTANGANA JOSEPH<text:line-break/>GROUP: E<text:line-break/><text:span text:style-name="T8">COURSE</text:span>: GENERAL ENGLISH</text:p>
      <text:p text:style-name="P9"/>
      <text:p text:style-name="P16">Part 1: Fill in the blanks</text:p>
      <text:p text:style-name="P18"/>
      <text:p text:style-name="P18">Fill in the blanks with "a," "an," or "the" where necessary. If no article is needed, leave the space blank.</text:p>
      <text:p text:style-name="P18"/>
      <text:p text:style-name="P18">I saw <text:span text:style-name="T19">an</text:span> elephant at the zoo.</text:p>
      <text:p text:style-name="P18">She bought<text:span text:style-name="T13"> </text:span><text:span text:style-name="T18">an</text:span><text:span text:style-name="T13"> </text:span>apple and <text:span text:style-name="T9">a</text:span> banana from the market.</text:p>
      <text:p text:style-name="P18">He is reading<text:span text:style-name="T11"> </text:span><text:span text:style-name="T12">an</text:span><text:span text:style-name="T11"> </text:span>interesting book about history.</text:p>
      <text:p text:style-name="P18">We stayed in<text:span text:style-name="T13"> </text:span><text:span text:style-name="T14">the </text:span>hotel near the beach.</text:p>
      <text:p text:style-name="P18">I saw<text:span text:style-name="T11"> </text:span><text:span text:style-name="T12">the</text:span><text:span text:style-name="T11"> </text:span>moon shining brightly last night.</text:p>
      <text:p text:style-name="P18">There was <text:span text:style-name="T14">an </text:span>old man sitting on the bench.</text:p>
      <text:p text:style-name="P18">We adopted<text:span text:style-name="T13"> </text:span><text:span text:style-name="T14">a</text:span><text:span text:style-name="T13"> </text:span>dog and <text:span text:style-name="T10">a</text:span> cat from the shelter.</text:p>
      <text:p text:style-name="P18">Can you pass me<text:span text:style-name="T13"> </text:span><text:span text:style-name="T17">the </text:span>salt, please?</text:p>
      <text:p text:style-name="P18">They live in <text:span text:style-name="T14">an</text:span> apartment in the city.</text:p>
      <text:p text:style-name="P18">We visited<text:span text:style-name="T13"> </text:span><text:span text:style-name="T14">the</text:span><text:span text:style-name="T13"> </text:span>Eiffel Tower during our trip to France.</text:p>
      <text:p text:style-name="P18">She found<text:span text:style-name="T13"> </text:span><text:span text:style-name="T14">a</text:span><text:span text:style-name="T13"> </text:span>unique solution to the problem.</text:p>
      <text:p text:style-name="P18">I need <text:span text:style-name="T14">an</text:span><text:span text:style-name="T13"> </text:span>hour to finish my work.</text:p>
      <text:p text:style-name="P18">We are going to <text:span text:style-name="T16">a</text:span><text:span text:style-name="T15"> </text:span>cinema tonight.</text:p>
      <text:p text:style-name="P18">He is looking for <text:span text:style-name="T16">a</text:span><text:span text:style-name="T15"> </text:span>job in marketing.</text:p>
      <text:p text:style-name="P18">We saw<text:span text:style-name="T15"> </text:span><text:span text:style-name="T16">an</text:span><text:span text:style-name="T15"> </text:span>amazing sunset yesterday.</text:p>
      <text:p text:style-name="P18"/>
      <text:p text:style-name="P17">Part 2: Choose the correct answer</text:p>
      <text:p text:style-name="P18"/>
      <text:p text:style-name="P18">Select the correct article (a, an, the, or no article) for each sentence.</text:p>
      <text:p text:style-name="P18"/>
      <text:p text:style-name="P18">I need ___ advice on this matter.</text:p>
      <text:p text:style-name="P18">a) a</text:p>
      <text:p text:style-name="P15">b) an</text:p>
      <text:p text:style-name="P18">c) the</text:p>
      <text:p text:style-name="P18">d) (no article)</text:p>
      <text:p text:style-name="P18"/>
      <text:p text:style-name="P18">We had ___ amazing time at the concert.</text:p>
      <text:p text:style-name="P18">a) a</text:p>
      <text:p text:style-name="P21">b) an</text:p>
      <text:p text:style-name="P18">c) the</text:p>
      <text:p text:style-name="P18">d) (no article)</text:p>
      <text:p text:style-name="P18"/>
      <text:p text:style-name="P18">He is ___ honest person.</text:p>
      <text:p text:style-name="P21">a) a</text:p>
      <text:p text:style-name="P18">b) an</text:p>
      <text:p text:style-name="P18">c) the</text:p>
      <text:p text:style-name="P18">d) (no article)</text:p>
      <text:p text:style-name="P18"/>
      <text:p text:style-name="P18">They climbed ___ highest mountain in Africa.</text:p>
      <text:p text:style-name="P18">a) a</text:p>
      <text:p text:style-name="P18">b) an</text:p>
      <text:p text:style-name="P21">c) the</text:p>
      <text:p text:style-name="P18">d) (no article)</text:p>
      <text:p text:style-name="P18"/>
      <text:p text:style-name="P19">Can you give me ___ information about the event?</text:p>
      <text:p text:style-name="P20">a) a <text:s/></text:p>
      <text:p text:style-name="P20">b) an <text:s/></text:p>
      <text:p text:style-name="P22">c) the</text:p>
      <text:p text:style-name="P10">d) (no article)</text:p>
      <text:p text:style-name="P11"/>
      <text:p text:style-name="P12"/>
      <text:p text:style-name="P12"/>
      <text:p text:style-name="P5"><text:s/></text:p>
      <text:p text:style-name="P5">Part 3: Correct the mistakes</text:p>
      <text:p text:style-name="P12"/>
      <text:p text:style-name="P12">Each sentence below contains an incorrect use of articles. Rewrite the sentence correctly.</text:p>
      <text:p text:style-name="P12"/>
      <text:p text:style-name="P12">She adopted a elephant from the wildlife sanctuary.</text:p>
      <text:list text:style-name="L1">
        <text:list-item>
          <text:p text:style-name="P24">She adopted an elephant from the sanctuary.</text:p>
        </text:list-item>
      </text:list>
      <text:p text:style-name="P12">We went to a university in London.</text:p>
      <text:list text:style-name="L2">
        <text:list-item>
          <text:p text:style-name="P25">We went to the university in London.</text:p>
        </text:list-item>
      </text:list>
      <text:p text:style-name="P12">He is the engineer with a creative mind.</text:p>
      <text:list text:style-name="L3">
        <text:list-item>
          <text:p text:style-name="P26">He is an engineer with creative mind.</text:p>
        </text:list-item>
      </text:list>
      <text:p text:style-name="P12">I saw an beautiful rainbow after the rain.</text:p>
      <text:list text:style-name="L4">
        <text:list-item>
          <text:p text:style-name="P27">I saw a beautiful rainbow after the rain.</text:p>
        </text:list-item>
      </text:list>
      <text:p text:style-name="P12">She found a old coin in the garden.</text:p>
      <text:list text:style-name="L5">
        <text:list-item>
          <text:p text:style-name="P28">She found an old coin in the garden.</text:p>
        </text:list-item>
      </text:list>
      <text:p text:style-name="P12"/>
      <text:p text:style-name="P6">Part 4: Complete the paragraph</text:p>
      <text:p text:style-name="P12"/>
      <text:p text:style-name="P12">Fill in the blanks with "a," "an," "the," or leave it blank if no article is needed.</text:p>
      <text:p text:style-name="P12"/>
      <text:p text:style-name="P12">Yesterday, I had <text:span text:style-name="T38">__</text:span> unusual experience. I was walking in <text:span text:style-name="T26">the</text:span> park when I saw<text:span text:style-name="T25"> </text:span><text:span text:style-name="T26">a</text:span><text:span text:style-name="T25"> </text:span>little bird sitting on<text:span text:style-name="T25"> </text:span><text:span text:style-name="T26">the</text:span><text:span text:style-name="T25"> </text:span>bench. The bird had <text:span text:style-name="T26">an</text:span><text:span text:style-name="T25"> </text:span>injured wing. I picked it up carefully and took it to ___ veterinarian. The vet said it needed<text:span text:style-name="T25"> </text:span><text:span text:style-name="T26">a</text:span> few days to recover. After that, I released it back into<text:span text:style-name="T25"> </text:span><text:span text:style-name="T26">the</text:span><text:span text:style-name="T25"> </text:span>wild. It was <text:span text:style-name="T26">an</text:span><text:span text:style-name="T25"> </text:span>amazing moment!</text:p>
      <text:p text:style-name="P12"/>
      <text:p text:style-name="P45">Part 5: Explanation Questions</text:p>
      <text:p text:style-name="P41"/>
      <text:p text:style-name="P41">Answer the following questions in your own words.</text:p>
      <text:p text:style-name="P41"/>
      <text:p text:style-name="P41">When do we use "the" instead of "a" or "an"?</text:p>
      <text:p text:style-name="P41"/>
      <text:list text:style-name="L6">
        <text:list-item>
          <text:p text:style-name="P42"><text:span text:style-name="T37">We use</text:span><text:span text:style-name="T38"> </text:span><text:span text:style-name="T26">“the” <text:s/></text:span><text:span text:style-name="T42">when we are talking about about specific thing or something known, and we use</text:span><text:span text:style-name="T26"> “a” </text:span><text:span text:style-name="T42">before</text:span><text:span text:style-name="T26"> </text:span><text:span text:style-name="T42">a word that start with consonant and we </text:span><text:span text:style-name="T43">use </text:span><text:span text:style-name="T31">“</text:span><text:span text:style-name="T26">an” </text:span><text:span text:style-name="T42">on word that start with vowel</text:span><text:span text:style-name="T26">.</text:span></text:p>
          <text:p text:style-name="P43"><text:span text:style-name="T25"/></text:p>
        </text:list-item>
      </text:list>
      <text:p text:style-name="P41">Why do we say "an hour" instead of "a hour"?</text:p>
      <text:list text:style-name="L7">
        <text:list-item>
          <text:p text:style-name="P46">We say <text:span text:style-name="T11">"an hour"</text:span> because <text:span text:style-name="T11">"hour"</text:span> starts with a vowel sound (the <text:span text:style-name="T11">"h"</text:span> is silent), and we use <text:span text:style-name="T11">"an"</text:span> before words starting with vowel sounds, not just vowel letters.</text:p>
          <text:p text:style-name="P46"/>
        </text:list-item>
      </text:list>
      <text:p text:style-name="P44">When can we omit articles in a sentence?</text:p>
      <text:list text:style-name="L20">
        <text:list-item>
          <text:p text:style-name="P47">Articles can be omitted in some cases, such as when talking about general ideas (e.g., "I love music"), or with plural and uncountable nouns when referring to something in a broad or general sense (e.g., "She likes dogs" or "Water is essential").</text:p>
          <text:p text:style-name="P47"/>
        </text:list-item>
      </text:list>
      <text:p text:style-name="P41">Why do we say "the sun" but "a star"?</text:p>
      <text:list text:style-name="L21">
        <text:list-item>
          <text:p text:style-name="P49"><text:span text:style-name="T11">"The sun"</text:span> refers to the specific star that is central to our solar system, so it is definite. <text:span text:style-name="T11">"A star"</text:span> refers to any star in the universe, which is indefinite because it could be any one of many.</text:p>
          <text:p text:style-name="P49"/>
        </text:list-item>
      </text:list>
      <text:p text:style-name="P41">Explain the difference between "a university" and "an umbrella."</text:p>
      <text:list text:style-name="L22">
        <text:list-item>
          <text:p text:style-name="P48"><text:span text:style-name="T11">"A university"</text:span> uses "a" because "university" starts with a <text:span text:style-name="T11">"yoo" </text:span>sound (a consonant sound), while <text:span text:style-name="T11">"an umbrella"</text:span> uses <text:span text:style-name="T11">"an"</text:span> because <text:span text:style-name="T11">"umbrella"</text:span> starts with a vowel sound (the "uh" sound). The article changes depending on the sound that follows, not just the letter.</text:p>
        </text:list-item>
      </text:list>
      <text:p text:style-name="P13"/>
      <text:p text:style-name="P12"/>
      <text:p text:style-name="P12"/>
      <text:p text:style-name="P6">Part 1: Fill in the blanks</text:p>
      <text:p text:style-name="P6"/>
      <text:p text:style-name="P12">Complete each sentence with the correct preposition (in, on, at, by, for, with, from, to, under, over, between, among).</text:p>
      <text:p text:style-name="P12"/>
      <text:p text:style-name="P12">The book is lying <text:span text:style-name="T27">on</text:span> the table.</text:p>
      <text:p text:style-name="P12">She was born <text:span text:style-name="T27">in</text:span> July.</text:p>
      <text:p text:style-name="P12">We are going <text:span text:style-name="T27">to</text:span> the cinema tonight.</text:p>
      <text:p text:style-name="P12">He sat<text:span text:style-name="T25"> </text:span><text:span text:style-name="T27">for</text:span> me and my brother at the dinner table.</text:p>
      <text:p text:style-name="P12">The cat is hiding <text:span text:style-name="T27">under</text:span> the bed.</text:p>
      <text:p text:style-name="P12">He walked <text:span text:style-name="T27">over</text:span> the bridge to get to the other side.</text:p>
      <text:p text:style-name="P12">I will meet you <text:span text:style-name="T27">by</text:span> 5 PM.</text:p>
      <text:p text:style-name="P12">The keys are <text:span text:style-name="T27">in</text:span> my pocket.</text:p>
      <text:p text:style-name="P12">The train arrives<text:span text:style-name="T25"> </text:span><text:span text:style-name="T27">in</text:span> Paris at 9 AM.</text:p>
      <text:p text:style-name="P12">She was punished<text:span text:style-name="T25"> </text:span><text:span text:style-name="T27">over</text:span> being late.</text:p>
      <text:p text:style-name="P12">The phone is placed<text:span text:style-name="T25"> </text:span><text:span text:style-name="T27">between</text:span><text:span text:style-name="T25"> </text:span>the laptop and the lamp.</text:p>
      <text:p text:style-name="P12">They traveled <text:span text:style-name="T28">by</text:span> plane to London.</text:p>
      <text:p text:style-name="P12">The kids are playing<text:span text:style-name="T25"> </text:span><text:span text:style-name="T27">in</text:span><text:span text:style-name="T25"> </text:span>the park.</text:p>
      <text:p text:style-name="P12">She finished the project <text:span text:style-name="T27">in</text:span> two days.</text:p>
      <text:p text:style-name="P12">He drove<text:span text:style-name="T25"> </text:span><text:span text:style-name="T27">on</text:span> high speed through the city.</text:p>
      <text:p text:style-name="P12"/>
      <text:p text:style-name="P6">Part 2: Multiple-choice questions</text:p>
      <text:p text:style-name="P12"/>
      <text:p text:style-name="P12">Choose the correct preposition for each sentence.</text:p>
      <text:p text:style-name="P12"/>
      <text:p text:style-name="P12">The meeting is scheduled ___ Monday morning.</text:p>
      <text:p text:style-name="P12">a) in</text:p>
      <text:p text:style-name="P14">b) on</text:p>
      <text:p text:style-name="P12">c) at</text:p>
      <text:p text:style-name="P12"/>
      <text:p text:style-name="P12">He is very good ___ mathematics.</text:p>
      <text:p text:style-name="P12">a) in</text:p>
      <text:p text:style-name="P14">b) at</text:p>
      <text:p text:style-name="P12">c) for</text:p>
      <text:p text:style-name="P12"/>
      <text:p text:style-name="P12">The plane is flying ___ the clouds.</text:p>
      <text:p text:style-name="P51">a) under</text:p>
      <text:p text:style-name="P12">b) between</text:p>
      <text:p text:style-name="P40">c) above</text:p>
      <text:p text:style-name="P12"/>
      <text:p text:style-name="P12">I borrowed a book ___ the library.</text:p>
      <text:p text:style-name="P14">a) from</text:p>
      <text:p text:style-name="P12">b) to</text:p>
      <text:p text:style-name="P12">c) by</text:p>
      <text:p text:style-name="P12"/>
      <text:p text:style-name="P12">She is interested ___ learning new languages.</text:p>
      <text:p text:style-name="P12">a) with</text:p>
      <text:p text:style-name="P14">b) in</text:p>
      <text:p text:style-name="P12">c) at</text:p>
      <text:p text:style-name="P12"><text:soft-page-break/></text:p>
      <text:p text:style-name="P12"/>
      <text:p text:style-name="P12"/>
      <text:p text:style-name="P7">Part 3: Error correction</text:p>
      <text:p text:style-name="P10"/>
      <text:p text:style-name="P10">Each sentence has an incorrect preposition. Rewrite the sentence correctly.</text:p>
      <text:p text:style-name="P12"/>
      <text:p text:style-name="P23"><text:span text:style-name="T3">1. </text:span><text:span text:style-name="T2">She arrived to the airport early.</text:span></text:p>
      <text:list text:style-name="L8">
        <text:list-item>
          <text:p text:style-name="P30">She arrived at the airport early.</text:p>
        </text:list-item>
      </text:list>
      <text:p text:style-name="P12"><text:span text:style-name="T7">2. </text:span>The painting is in the wall.</text:p>
      <text:list text:style-name="L9">
        <text:list-item>
          <text:p text:style-name="P31">The painting is on the wall.</text:p>
        </text:list-item>
      </text:list>
      <text:p text:style-name="P12"><text:span text:style-name="T7">3. </text:span>I am waiting on the bus stop.</text:p>
      <text:list text:style-name="L10">
        <text:list-item>
          <text:p text:style-name="P32">I am waiting at the bus stop.</text:p>
        </text:list-item>
      </text:list>
      <text:p text:style-name="P12"><text:span text:style-name="T7">4. </text:span>He is married with a doctor.</text:p>
      <text:list text:style-name="L11">
        <text:list-item>
          <text:p text:style-name="P33">He is married to a doctor.</text:p>
        </text:list-item>
      </text:list>
      <text:p text:style-name="P12"><text:span text:style-name="T7">5. </text:span>They discussed about the project for hours.</text:p>
      <text:list text:style-name="L12">
        <text:list-item>
          <text:p text:style-name="P34">They discussed the project for hours.</text:p>
        </text:list-item>
      </text:list>
      <text:p text:style-name="P12"/>
      <text:p text:style-name="P6">Part 4: Complete the paragraph</text:p>
      <text:p text:style-name="P12"/>
      <text:p text:style-name="P12">Fill in the blanks with appropriate prepositions.</text:p>
      <text:p text:style-name="P12"/>
      <text:p text:style-name="P12">Last summer, I went <text:span text:style-name="T29">on</text:span> a trip <text:span text:style-name="T29">with</text:span><text:span text:style-name="T24"> </text:span>my friends. We traveled <text:span text:style-name="T29">by</text:span> train <text:span text:style-name="T29">to</text:span> Paris. We stayed <text:span text:style-name="T29">in</text:span><text:span text:style-name="T36"> </text:span>a hotel that was located <text:span text:style-name="T29">at</text:span> the center of the city. Every morning, we had breakfast <text:span text:style-name="T29">at</text:span> a small café near our hotel. One day, we decided to visit the Eiffel Tower. We walked <text:span text:style-name="T29">on</text:span> the streets, enjoying the beautiful scenery. After reaching the tower, we took an elevator <text:span text:style-name="T35">to</text:span> the top. The view <text:span text:style-name="T29">of</text:span> the city was breathtaking!</text:p>
      <text:p text:style-name="P12"/>
      <text:p text:style-name="P6">Part 5: Preposition transformations</text:p>
      <text:p text:style-name="P12"/>
      <text:p text:style-name="P12">Rewrite the sentences using different prepositions while keeping the meaning the same.</text:p>
      <text:p text:style-name="P12"/>
      <text:p text:style-name="P12">He sat beside me. → He sat <text:span text:style-name="T30">ne</text:span><text:span text:style-name="T32">xt to</text:span> me.</text:p>
      <text:p text:style-name="P12">The cat jumped onto the bed. → The cat jumped <text:span text:style-name="T30">on</text:span> the bed.</text:p>
      <text:p text:style-name="P12">We walked through the forest. → We walked <text:span text:style-name="T30">in</text:span> the forest.</text:p>
      <text:p text:style-name="P12">The shop is located opposite the bank. → The shop is located <text:span text:style-name="T30">straight</text:span> <text:span text:style-name="T21">to</text:span><text:span text:style-name="T47"> </text:span>the bank.</text:p>
      <text:p text:style-name="P12">The kids were hiding under the table. → The kids were hiding <text:span text:style-name="T30">below</text:span> the table.</text:p>
      <text:p text:style-name="P12"/>
      <text:p text:style-name="P13"/>
      <text:p text:style-name="P12"/>
      <text:p text:style-name="P6">Part 6: Explanation Questions</text:p>
      <text:p text:style-name="P12"/>
      <text:p text:style-name="P12">Answer the following questions in your own words.</text:p>
      <text:p text:style-name="P12"/>
      <text:p text:style-name="P12">What is the difference between "in" and "on" when talking about places?</text:p>
      <text:p text:style-name="P12"/>
      <text:list text:style-name="L13">
        <text:list-item>
          <text:p text:style-name="P29">“in” <text:span text:style-name="T39">used in the place when you are talking about something that is inside the that place. </text:span>“on”<text:span text:style-name="T39"> used to specify something that is over the something like,</text:span> <text:span text:style-name="T39">Ex: My book is on the table. This means that place is table but my phone is on/over that place.</text:span></text:p>
          <text:p text:style-name="P29"><text:span text:style-name="T39"/></text:p>
        </text:list-item>
      </text:list>
      <text:p text:style-name="P12">Why do we say "interested in" instead of "interested on"?</text:p>
      <text:list text:style-name="L14">
        <text:list-item>
          <text:p text:style-name="P37">We use <text:span text:style-name="T11">“interested in”</text:span> because <text:span text:style-name="T11">“in”</text:span> shows involvement, focus, or a sense of being engaged with something. <text:span text:style-name="T11">"Interested on"</text:span> is not correct because <text:span text:style-name="T11">“on”</text:span> usually suggests a position or location, not a state of involvement.</text:p>
          <text:p text:style-name="P37"/>
        </text:list-item>
      </text:list>
      <text:p text:style-name="P12">When should we use "by" instead of "with" when talking about how something is done?</text:p>
      <text:p text:style-name="P12"/>
      <text:list text:style-name="L15">
        <text:list-item>
          <text:p text:style-name="P38"><text:span text:style-name="T11">"By"</text:span> is used to describe the method, means, or agent doing something. For example, "I travel by car" means the method of travel is by car.<text:span text:style-name="T11"> "With"</text:span> is used to talk about the tool or instrument used to perform an action. For example, "I write with a pen."</text:p>
          <text:p text:style-name="P38"/>
        </text:list-item>
      </text:list>
      <text:p text:style-name="P12">Why do we say "on Monday" but "in July"?</text:p>
      <text:list text:style-name="L16">
        <text:list-item>
          <text:p text:style-name="P39">We say <text:span text:style-name="T11">"on Monday"</text:span> because <text:span text:style-name="T11">"on"</text:span> is used for specific days or dates. <text:span text:style-name="T11">"In"</text:span> is used for months, years, or general periods of time, which is why we say "in July" (for a month)</text:p>
          <text:p text:style-name="P39"/>
        </text:list-item>
      </text:list>
      <text:p text:style-name="P12">Explain the difference between "between" and "among."</text:p>
      <text:list text:style-name="L23">
        <text:list-item>
          <text:p text:style-name="P50"><text:span text:style-name="Strong_20_Emphasis"><text:span text:style-name="T22">"Between"</text:span></text:span><text:span text:style-name="T5"> is used when referring to two things or people. <text:s/></text:span><text:span text:style-name="T6">while </text:span><text:span text:style-name="Strong_20_Emphasis"><text:span text:style-name="T20">"Among"</text:span></text:span><text:span text:style-name="T36"> is used when talking about things or people that are part of a group or a collective, where the focus is on the group as a whole rather than specific, distinct element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fo:font-weight="bold" officeooo:paragraph-rsid="00080f2c" style:font-size-asian="18pt" style:font-weight-asian="bold" style:font-size-complex="18pt" style:font-weight-complex="bold"/>
    </style:style>
    <style:style style:name="MP2" style:family="paragraph" style:parent-style-name="Footer">
      <style:paragraph-properties fo:text-align="center" style:justify-single-word="false"/>
      <style:text-properties fo:color="#666666" loext:opacity="100%" fo:font-weight="bold" officeooo:rsid="0009b938" officeooo:paragraph-rsid="0009b938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T1" style:family="text">
      <style:text-properties officeooo:rsid="00155b3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>
      <style:header>
        <text:p text:style-name="MP1">Exercise: Definite and Indefinite Articles</text:p>
      </style:header>
      <style:footer>
        <text:p text:style-name="MP2"><text:span text:style-name="MT1">#</text:span>lecturerjebman@gmail.com</text:p>
      </style:footer>
    </style:master-page>
    <style:master-page style:name="HTML" style:page-layout-name="Mpm2" draw:style-name="Mdp1" style:next-style-name="First_20_Page">
      <style:header>
        <text:p text:style-name="MP3">Exercise: Definite and Indefinite Articles</text:p>
      </style:header>
      <style:footer>
        <text:p text:style-name="MP2"><text:span text:style-name="MT1">#</text:span>lecturerjebman@gmail.com</text:p>
      </style:footer>
    </style:master-page>
    <style:master-page style:name="First_20_Page" style:display-name="First Page" style:page-layout-name="Mpm3" draw:style-name="Mdp1">
      <style:header>
        <text:p text:style-name="MP1">Exercise: Prepositions</text:p>
      </style:header>
      <style:footer>
        <text:p text:style-name="MP2"><text:span text:style-name="MT1">#</text:span>lecturerjebman@gmail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9:39:34.861949004</meta:creation-date>
    <dc:date>2025-02-11T22:27:47.870423824</dc:date>
    <meta:editing-duration>PT4H39M26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5" meta:paragraph-count="160" meta:word-count="1462" meta:character-count="7644" meta:non-whitespace-character-count="6354"/>
  </office:meta>
</office:document-meta>
</file>